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Nunito" svg:font-family="Nunito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ae97"/>
    </style:style>
    <style:style style:name="P2" style:family="paragraph" style:parent-style-name="Standard">
      <style:text-properties officeooo:rsid="000fae97" officeooo:paragraph-rsid="000fae97"/>
    </style:style>
    <style:style style:name="P3" style:family="paragraph" style:parent-style-name="Standard">
      <style:text-properties officeooo:rsid="0010336d" officeooo:paragraph-rsid="0010336d"/>
    </style:style>
    <style:style style:name="T1" style:family="text">
      <style:text-properties officeooo:rsid="000fae97"/>
    </style:style>
    <style:style style:name="T2" style:family="text">
      <style:text-properties officeooo:rsid="000b8321"/>
    </style:style>
    <style:style style:name="T3" style:family="text">
      <style:text-properties fo:font-variant="normal" fo:text-transform="none" fo:color="#5f5f6f" style:font-name="Nunito" fo:font-size="13.5pt" fo:letter-spacing="normal" fo:font-style="normal" fo:font-weight="normal"/>
    </style:style>
    <style:style style:name="T4" style:family="text">
      <style:text-properties fo:font-variant="normal" fo:text-transform="none" fo:color="#5f5f6f" style:font-name="Nunito" fo:font-size="13.5pt" fo:letter-spacing="normal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5f5f6f" style:font-name="Liberation Serif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5f5f6f" style:font-name="Liberation Serif" fo:font-size="12pt" fo:letter-spacing="normal" fo:font-style="normal" style:text-underline-style="none" fo:font-weight="bold" officeooo:rsid="0010336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c7254e" style:font-name="Menlo" fo:font-size="12pt" fo:letter-spacing="normal" fo:font-style="normal" style:text-underline-style="none" fo:font-weight="normal" fo:background-color="#f9f2f4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8" style:family="text">
      <style:text-properties fo:font-variant="normal" fo:text-transform="none" fo:color="#303030" style:font-name="Nunito" fo:letter-spacing="normal" fo:font-style="normal" fo:font-weight="bold"/>
    </style:style>
    <style:style style:name="T9" style:family="text">
      <style:text-properties fo:font-variant="normal" fo:text-transform="none" fo:color="#303030" style:font-name="Nunito" fo:letter-spacing="normal" fo:font-style="normal" fo:font-weight="bold" officeooo:rsid="0010336d"/>
    </style:style>
    <style:style style:name="T10" style:family="text">
      <style:text-properties fo:font-variant="normal" fo:text-transform="none" fo:color="#303030" style:font-name="Liberation Serif" fo:letter-spacing="normal" fo:font-style="normal" fo:font-weight="bold" officeooo:rsid="0010336d"/>
    </style:style>
    <style:style style:name="T11" style:family="text">
      <style:text-properties officeooo:rsid="00103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<text:tab/><text:tab/><text:tab/><text:span text:style-name="T1">Support Vector Machine</text:span></text:p>
      <text:p text:style-name="Standard"/>
      <text:p text:style-name="Standard"/>
      <text:p text:style-name="P1">1. I created the file in jupyter notebook. And the file name is “prediction.ipynb” and code</text:p>
      <text:p text:style-name="P1">executed under linux system(ubuntu).</text:p>
      <text:p text:style-name="P1"/>
      <text:p text:style-name="P1">2. The library i used</text:p>
      <text:p text:style-name="P1">a. numpy,</text:p>
      <text:p text:style-name="P1">b. pandas,</text:p>
      <text:p text:style-name="P1">c. matplotlib,</text:p>
      <text:p text:style-name="P1">d. csv,</text:p>
      <text:p text:style-name="P1">e. datetime,</text:p>
      <text:p text:style-name="P1">f. sklearn</text:p>
      <text:p text:style-name="P1"/>
      <text:p text:style-name="P1">3. I used python3 in jupyter notebook.</text:p>
      <text:p text:style-name="P1"/>
      <text:p text:style-name="P1">4. Running instruction.</text:p>
      <text:p text:style-name="P1">a. All the library should be preinstalled which i used.</text:p>
      <text:p text:style-name="P1">b. Keep the file “<text:span text:style-name="T1">svm_svc</text:span>.ipynb” and “<text:span text:style-name="T2">bill_authentication</text:span>.csv” at same place.</text:p>
      <text:p text:style-name="P1">c. Open jupyter notebook by writing “jupyter notebook” on terminal.</text:p>
      <text:p text:style-name="P1">d. It is better to keep both file in home directory.</text:p>
      <text:p text:style-name="P1"/>
      <text:p text:style-name="P1">5. The new file is created after running the code named “<text:span text:style-name="T2">bill_authentication_</text:span>csv” which keeps</text:p>
      <text:p text:style-name="P1">the prices of their corresponding columns name “ <text:span text:style-name="T2">class”</text:span></text:p>
      <text:p text:style-name="P1"/>
      <text:p text:style-name="P1">6. I used scikit learn to train our model “<text:span text:style-name="T1">SVC</text:span>”.</text:p>
      <text:p text:style-name="P3">7.Data preprocessing-</text:p>
      <text:p text:style-name="P3"><text:s/>a. To divide the data into attributes and labels</text:p>
      <text:p text:style-name="P3"/>
      <text:p text:style-name="P2"><text:span text:style-name="T11"><text:s/>b.</text:span> <text:span text:style-name="T11">Once the data is divided into attributes and labels, the final preprocessing step in to devide <text:s text:c="8"/>data into train and test set. Luckily the model_selection library of the scikit-Learn library.contains the train_test_split method that allows us to seamlessly divide data into trainimg ans test sets.</text:span></text:p>
      <text:p text:style-name="P3"/>
      <text:p text:style-name="P2"/>
      <text:p text:style-name="P2"><text:span text:style-name="T11">9</text:span>. Confusion matrix,precision , recall, and f1 measures are the most commonly used metrics</text:p>
      <text:p text:style-name="P2">for classification tasks. Scikit-Learn’s metrics library contain the classification_report and confusion_matrix method,which can be readily used to find out the values for these important metrics.</text:p>
      <text:p text:style-name="P1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Nunito" svg:font-family="Nunito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2:30:58.717109106</meta:creation-date>
    <dc:date>2018-09-14T12:49:19.906854293</dc:date>
    <meta:editing-duration>PT7M19S</meta:editing-duration>
    <meta:editing-cycles>1</meta:editing-cycles>
    <meta:document-statistic meta:table-count="0" meta:image-count="0" meta:object-count="0" meta:page-count="1" meta:paragraph-count="24" meta:word-count="220" meta:character-count="1420" meta:non-whitespace-character-count="1197"/>
    <meta:generator>LibreOffice/6.0.3.2$Linux_X86_64 LibreOffice_project/00m0$Build-2</meta:generator>
  </office:meta>
</office:document-meta>
</file>